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d8ce" draw:textarea-horizontal-align="justify" draw:textarea-vertical-align="middle" draw:auto-grow-height="false" fo:min-height="0.812cm" fo:min-width="0.562cm"/>
    </style:style>
    <style:style style:name="gr2" style:family="graphic" style:parent-style-name="standard">
      <style:graphic-properties draw:fill-color="#f7d1d5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draw:fill-color="#fff5ce" draw:textarea-horizontal-align="justify" draw:textarea-vertical-align="middle" draw:auto-grow-height="false" fo:min-height="0.812cm" fo:min-width="0.562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.812cm" fo:min-width="0.562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812cm" fo:min-width="0.562cm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d8ce"/>
      <style:paragraph-properties fo:text-align="center"/>
    </style:style>
    <style:style style:name="P2" style:family="paragraph">
      <loext:graphic-properties draw:fill-color="#f7d1d5"/>
      <style:paragraph-properties fo:text-align="center"/>
    </style:style>
    <style:style style:name="P3" style:family="paragraph">
      <loext:graphic-properties draw:fill-color="#fff5ce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cm" svg:height="1.5cm" svg:x="12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1.5cm" svg:height="1.5cm" svg:x="7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5cm" svg:height="1.5cm" svg:x="8.5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1.5cm" svg:height="1.5cm" svg:x="13.5cm" svg:y="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5" draw:layer="layout" svg:width="1.5cm" svg:height="1.5cm" svg:x="16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" draw:text-style-name="P6" draw:layer="layout" svg:x1="9cm" svg:y1="5cm" svg:x2="12cm" svg:y2="3cm">
          <text:p/>
        </draw:line>
        <draw:line draw:style-name="gr7" draw:text-style-name="P6" draw:layer="layout" svg:x1="8.5cm" svg:y1="6cm" svg:x2="9cm" svg:y2="8.5cm">
          <text:p/>
        </draw:line>
        <draw:line draw:style-name="gr8" draw:text-style-name="P6" draw:layer="layout" svg:x1="16cm" svg:y1="6cm" svg:x2="9cm" svg:y2="5.5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11.319cm" svg:x="1.4cm" svg:y="1.5cm" presentation:class="outline" presentation:user-transformed="true">
          <draw:text-box>
            <text:list text:style-name="L1">
              <text:list-item>
                <text:p>Need of a Backup Fund.</text:p>
              </text:list-item>
              <text:list-item>
                <text:p>Lent money (and get interest on it)</text:p>
              </text:list-item>
              <text:list-item>
                <text:p>Borrow money (on an agreed interest)</text:p>
              </text:list-item>
              <text:list-item>
                <text:p>Keep track.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0T01:48:23.675000000</meta:creation-date>
    <dc:date>2022-01-10T02:42:58.747000000</dc:date>
    <meta:editing-duration>PT24M2S</meta:editing-duration>
    <meta:editing-cycles>1</meta:editing-cycles>
    <meta:document-statistic meta:object-count="34"/>
    <meta:generator>LibreOffice/7.2.2.2$Windows_X86_64 LibreOffice_project/02b2acce88a210515b4a5bb2e46cbfb63fe97d56</meta:generator>
  </office:meta>
</office:document-meta>
</file>